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Courier New" svg:font-family="'Courier New'" style:font-adornments="Regular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12.201cm" table:align="margins" style:shadow="none"/>
    </style:style>
    <style:style style:name="Table1.A" style:family="table-column">
      <style:table-column-properties style:column-width="6.1cm" style:rel-column-width="32767*"/>
    </style:style>
    <style:style style:name="Table1.B" style:family="table-column">
      <style:table-column-properties style:column-width="6.101cm" style:rel-column-width="32768*"/>
    </style:style>
    <style:style style:name="Table1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49cm" fo:border="0.05pt solid #000000"/>
    </style:style>
    <style:style style:name="Table1.A2" style:family="table-cell">
      <style:table-cell-properties fo:padding="0.049cm" fo:border-left="0.05pt solid #000000" fo:border-right="none" fo:border-top="none" fo:border-bottom="0.05pt solid #000000"/>
    </style:style>
    <style:style style:name="Table1.B2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>
      <style:text-properties officeooo:paragraph-rsid="004385ca"/>
    </style:style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paragraph-rsid="004385ca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T1" style:family="text">
      <style:text-properties fo:font-weight="bold" officeooo:rsid="002bdc1a" style:font-weight-asian="bold" style:font-weight-complex="bold"/>
    </style:style>
    <style:style style:name="T2" style:family="text">
      <style:text-properties fo:font-weight="bold" officeooo:rsid="0038f6ee" style:font-weight-asian="bold" style:font-weight-complex="bold"/>
    </style:style>
    <style:style style:name="T3" style:family="text">
      <style:text-properties fo:font-weight="bold" officeooo:rsid="003ff7a3" style:font-weight-asian="bold" style:font-weight-complex="bold"/>
    </style:style>
    <style:style style:name="T4" style:family="text">
      <style:text-properties officeooo:rsid="001465c2"/>
    </style:style>
    <style:style style:name="T5" style:family="text">
      <style:text-properties officeooo:rsid="00150f9b"/>
    </style:style>
    <style:style style:name="T6" style:family="text">
      <style:text-properties officeooo:rsid="001986cf"/>
    </style:style>
    <style:style style:name="T7" style:family="text">
      <style:text-properties fo:font-size="26pt" officeooo:rsid="001986cf"/>
    </style:style>
    <style:style style:name="T8" style:family="text">
      <style:text-properties fo:font-size="26pt" officeooo:rsid="00203d8d"/>
    </style:style>
    <style:style style:name="T9" style:family="text">
      <style:text-properties fo:font-size="26pt" officeooo:rsid="00231dcd"/>
    </style:style>
    <style:style style:name="T10" style:family="text">
      <style:text-properties fo:font-size="26pt" officeooo:rsid="001cc113"/>
    </style:style>
    <style:style style:name="T11" style:family="text">
      <style:text-properties fo:font-size="26pt" officeooo:rsid="002466c5"/>
    </style:style>
    <style:style style:name="T12" style:family="text">
      <style:text-properties fo:font-size="26pt" fo:language="en" fo:country="US" officeooo:rsid="001986cf"/>
    </style:style>
    <style:style style:name="T13" style:family="text">
      <style:text-properties fo:font-size="26pt" fo:language="en" fo:country="US" officeooo:rsid="001cc113"/>
    </style:style>
    <style:style style:name="T14" style:family="text">
      <style:text-properties fo:font-size="26pt" fo:language="en" fo:country="US" officeooo:rsid="002607fa"/>
    </style:style>
    <style:style style:name="T15" style:family="text">
      <style:text-properties fo:font-size="26pt" fo:language="en" fo:country="US" officeooo:rsid="001a6118"/>
    </style:style>
    <style:style style:name="T16" style:family="text">
      <style:text-properties fo:font-size="26pt" fo:language="en" fo:country="US" officeooo:rsid="002466c5"/>
    </style:style>
    <style:style style:name="T17" style:family="text">
      <style:text-properties fo:font-size="26pt" fo:language="en" fo:country="US" officeooo:rsid="003ba620"/>
    </style:style>
    <style:style style:name="T18" style:family="text">
      <style:text-properties fo:font-size="26pt" officeooo:rsid="002a043c"/>
    </style:style>
    <style:style style:name="T19" style:family="text">
      <style:text-properties fo:font-size="26pt" officeooo:rsid="002d2388"/>
    </style:style>
    <style:style style:name="T20" style:family="text">
      <style:text-properties fo:font-size="26pt" officeooo:rsid="002ef9ed"/>
    </style:style>
    <style:style style:name="T21" style:family="text">
      <style:text-properties fo:font-size="26pt" officeooo:rsid="003956ad"/>
    </style:style>
    <style:style style:name="T22" style:family="text">
      <style:text-properties fo:font-size="26pt" officeooo:rsid="003ae3e9"/>
    </style:style>
    <style:style style:name="T23" style:family="text">
      <style:text-properties fo:font-size="26pt" officeooo:rsid="003d6c8e"/>
    </style:style>
    <style:style style:name="T24" style:family="text">
      <style:text-properties fo:font-size="26pt" officeooo:rsid="003ef1cd"/>
    </style:style>
    <style:style style:name="T25" style:family="text">
      <style:text-properties fo:font-size="26pt" officeooo:rsid="0040fce3"/>
    </style:style>
    <style:style style:name="T26" style:family="text">
      <style:text-properties fo:font-size="18pt" fo:language="en" fo:country="US" officeooo:rsid="0011db6b"/>
    </style:style>
    <style:style style:name="T27" style:family="text">
      <style:text-properties fo:font-size="18pt" fo:language="en" fo:country="US" officeooo:rsid="002713a4"/>
    </style:style>
    <style:style style:name="T28" style:family="text">
      <style:text-properties fo:font-size="18pt" fo:language="en" fo:country="US" officeooo:rsid="002a043c"/>
    </style:style>
    <style:style style:name="T29" style:family="text">
      <style:text-properties fo:font-size="18pt" fo:language="en" fo:country="US" officeooo:rsid="00346986" style:font-size-asian="18pt" style:font-size-complex="18pt"/>
    </style:style>
    <style:style style:name="T30" style:family="text">
      <style:text-properties fo:font-size="18pt" officeooo:rsid="002b9d30"/>
    </style:style>
    <style:style style:name="T31" style:family="text">
      <style:text-properties fo:font-size="18pt" officeooo:rsid="0038f6ee"/>
    </style:style>
    <style:style style:name="T32" style:family="text">
      <style:text-properties fo:font-size="14pt" fo:language="en" fo:country="US" officeooo:rsid="000ff4f9"/>
    </style:style>
    <style:style style:name="T33" style:family="text">
      <style:text-properties officeooo:rsid="0022946b"/>
    </style:style>
    <style:style style:name="T34" style:family="text">
      <style:text-properties fo:language="en" fo:country="US"/>
    </style:style>
    <style:style style:name="T35" style:family="text">
      <style:text-properties fo:language="en" fo:country="US" officeooo:rsid="001986cf"/>
    </style:style>
    <style:style style:name="T36" style:family="text">
      <style:text-properties fo:language="en" fo:country="US" officeooo:rsid="001cc113"/>
    </style:style>
    <style:style style:name="T37" style:family="text">
      <style:text-properties fo:language="en" fo:country="US" officeooo:rsid="002607fa"/>
    </style:style>
    <style:style style:name="T38" style:family="text">
      <style:text-properties fo:language="en" fo:country="US" officeooo:rsid="0011db6b"/>
    </style:style>
    <style:style style:name="T39" style:family="text">
      <style:text-properties fo:language="en" fo:country="US" officeooo:rsid="002713a4"/>
    </style:style>
    <style:style style:name="T40" style:family="text">
      <style:text-properties fo:language="en" fo:country="US" officeooo:rsid="002a043c"/>
    </style:style>
    <style:style style:name="T41" style:family="text">
      <style:text-properties fo:language="en" fo:country="US" officeooo:rsid="004385ca"/>
    </style:style>
    <style:style style:name="T42" style:family="text">
      <style:text-properties officeooo:rsid="002bdc1a"/>
    </style:style>
    <style:style style:name="T43" style:family="text">
      <style:text-properties officeooo:rsid="00317eb1"/>
    </style:style>
    <style:style style:name="T44" style:family="text">
      <style:text-properties officeooo:rsid="003366b8"/>
    </style:style>
    <style:style style:name="T45" style:family="text">
      <style:text-properties officeooo:rsid="00346986"/>
    </style:style>
    <style:style style:name="T46" style:family="text">
      <style:text-properties officeooo:rsid="00363616"/>
    </style:style>
    <style:style style:name="T47" style:family="text">
      <style:text-properties officeooo:rsid="0038f6ee"/>
    </style:style>
    <style:style style:name="T48" style:family="text">
      <style:text-properties officeooo:rsid="003ea8d7"/>
    </style:style>
    <style:style style:name="T49" style:family="text">
      <style:text-properties officeooo:rsid="003ff7a3"/>
    </style:style>
    <style:style style:name="T50" style:family="text">
      <style:text-properties officeooo:rsid="001cc113"/>
    </style:style>
    <style:style style:name="T51" style:family="text">
      <style:text-properties officeooo:rsid="002a043c"/>
    </style:style>
    <style:style style:name="T52" style:family="text">
      <style:text-properties officeooo:rsid="002d2388"/>
    </style:style>
    <style:style style:name="T53" style:family="text">
      <style:text-properties officeooo:rsid="004385c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In the presentation I wanna talk about:</text:p>
      <text:list xml:id="list7572876134107058442" text:style-name="L1">
        <text:list-item>
          <text:p text:style-name="P1">inheritance in javascript;</text:p>
        </text:list-item>
        <text:list-item>
          <text:p text:style-name="P1">adapter pattern and duck typing;</text:p>
        </text:list-item>
        <text:list-item>
          <text:p text:style-name="P1">the painting process (HTML5 canvas)</text:p>
        </text:list-item>
        <text:list-item>
          <text:p text:style-name="P1">jQuery widgets</text:p>
        </text:list-item>
        <text:list-item>
          <text:p text:style-name="P1">modularity architecture applied in single html page.</text:p>
        </text:list-item>
      </text:list>
      <text:h text:style-name="P13" text:outline-level="1">Introduction</text:h>
      <text:list xml:id="list8292721701318488312" text:style-name="L2">
        <text:list-item>
          <text:p text:style-name="P2">Ce sunt bioritmurile?</text:p>
        </text:list-item>
        <text:list-item>
          <text:p text:style-name="P2">Ce este BioCalc?</text:p>
        </text:list-item>
      </text:list>
      <text:p text:style-name="Standard"/>
      <text:h text:style-name="P13" text:outline-level="1">BioCalc's arhitecture</text:h>
      <text:p text:style-name="Standard"><text:span text:style-name="T34">The jQuery widgets</text:span></text:p>
      <text:list xml:id="list843052426930770019" text:style-name="L7">
        <text:list-item>
          <text:p text:style-name="P7">BiorhythmView</text:p>
        </text:list-item>
        <text:list-item>
          <text:p text:style-name="P7">BiorhythmLegend</text:p>
        </text:list-item>
        <text:list-item>
          <text:p text:style-name="P7">XdayView</text:p>
        </text:list-item>
      </text:list>
      <text:p text:style-name="Standard">The UI</text:p>
      <text:p text:style-name="Standard"/>
      <text:p text:style-name="Standard">Let's start from the bottom: the Biorhythm objects.</text:p>
      <text:h text:style-name="P13" text:outline-level="1">Inheritance</text:h>
      <text:list xml:id="list2116346883125477683" text:style-name="L3">
        <text:list-item>
          <text:p text:style-name="P3"><text:span text:style-name="T34">Biorhythm </text:span><text:span text:style-name="T41">entities</text:span></text:p>
        </text:list-item>
      </text:list>
      <text:p text:style-name="Standard"/>
      <text:p text:style-name="Standard">[class diagram]</text:p>
      <text:p text:style-name="Standard"/>
      <text:p text:style-name="Standard">I – inheritance from prototypes without parameters.</text:p>
      <text:p text:style-name="Standard">II - inheritance from prototypes with parameters.</text:p>
      <text:p text:style-name="Standard"/>
      <text:p text:style-name="Standard">[diagram]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Member type</text:p>
          </table:table-cell>
          <table:table-cell table:style-name="Table1.B1" office:value-type="string">
            <text:p text:style-name="P9">Can be created</text:p>
          </table:table-cell>
        </table:table-row>
        <table:table-row>
          <table:table-cell table:style-name="Table1.A2" office:value-type="string">
            <text:p text:style-name="P10">public</text:p>
          </table:table-cell>
          <table:table-cell table:style-name="Table1.B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10">private</text:p>
          </table:table-cell>
          <table:table-cell table:style-name="Table1.B2" office:value-type="string">
            <text:p text:style-name="P10">emulate</text:p>
          </table:table-cell>
        </table:table-row>
        <table:table-row>
          <table:table-cell table:style-name="Table1.A2" office:value-type="string">
            <text:p text:style-name="P10">protected</text:p>
          </table:table-cell>
          <table:table-cell table:style-name="Table1.B2" office:value-type="string">
            <text:p text:style-name="P10">no</text:p>
          </table:table-cell>
        </table:table-row>
      </table:table>
      <text:p text:style-name="Standard"/>
      <text:p text:style-name="P8">Obs!</text:p>
      <text:p text:style-name="Standard">Alternative to protected members:</text:p>
      <text:list xml:id="list8822317464572395222" text:style-name="L4">
        <text:list-item>
          <text:p text:style-name="P4">Create public members and use a naming convention for private and protected members.</text:p>
        </text:list-item>
      </text:list>
      <text:p text:style-name="P11"><text:span text:style-name="T53">E</text:span>xample: <text:span text:style-name="Inline_20_Code">this._paint()</text:span></text:p>
      <text:p text:style-name="Standard"/>
      <text:p text:style-name="Standard">virtual methods – yes → duck typing</text:p>
      <text:p text:style-name="Standard">sealed members - ???</text:p>
      <text:p text:style-name="Standard"/>
      <text:p text:style-name="Standard">[show code]</text:p>
      <text:h text:style-name="P13" text:outline-level="1">Adapter Pattern</text:h>
      <text:list xml:id="list4514335683490763571" text:style-name="L5">
        <text:list-item>
          <text:p text:style-name="P5"><text:span text:style-name="T34">CommonBiorhythmsPanel</text:span><text:span text:style-name="T34"> </text:span><text:span text:style-name="T34">object </text:span><text:span text:style-name="T34">- </text:span><text:span text:style-name="T34">Conține și gestionează un set </text:span><text:span text:style-name="T34">complet</text:span><text:span text:style-name="T34"> de bioritmuri.</text:span></text:p>
        </text:list-item>
      </text:list>
      <text:p text:style-name="Standard"><text:span text:style-name="T34"/></text:p>
      <text:list xml:id="list432271365" text:continue-numbering="true" text:style-name="L5">
        <text:list-item>
          <text:p text:style-name="P5"><text:span text:style-name="T34">BiorhythmAdapter</text:span><text:span text:style-name="T34"> </text:span><text:span text:style-name="T34">object –</text:span><text:span text:style-name="T34"> </text:span><text:span text:style-name="T34">Receives an object and provides an Array – duck typing </text:span><text:span text:style-name="T34">(eather the object received is an Array or it provides a method toArray() that return an array.</text:span></text:p>
        </text:list-item>
      </text:list>
      <text:p text:style-name="Standard"/>
      <text:p text:style-name="Quotations">“If it walks like a duck and quacks like a duck then it's a duck.”</text:p>
      <text:p text:style-name="Standard"/>
      <text:p text:style-name="Standard">[class diagram]</text:p>
      <text:p text:style-name="Standard">[show code]</text:p>
      <text:h text:style-name="P13" text:outline-level="1">Painting on canvas</text:h>
      <text:p text:style-name="Standard"><text:span text:style-name="Inline_20_Code"><text:span text:style-name="T34">Painter</text:span></text:span><text:span text:style-name="T34"> </text:span><text:span text:style-name="T34">object </text:span><text:span text:style-name="T34">- </text:span><text:span text:style-name="T34">Desenează controlul BiorhythmView pe un canvas.</text:span></text:p>
      <text:p text:style-name="Standard"/>
      <text:p text:style-name="Standard">[class diagram]</text:p>
      <text:p text:style-name="Standard">[show code]</text:p>
      <text:h text:style-name="P13" text:outline-level="1">jQuery Widgets</text:h>
      <text:p text:style-name="Standard"/>
      <text:p text:style-name="Standard">$.widget(...) function</text:p>
      <text:p text:style-name="Standard"/>
      <text:p text:style-name="Standard">options property</text:p>
      <text:p text:style-name="Standard">_create() function</text:p>
      <text:p text:style-name="Standard">_setOption() function</text:p>
      <text:p text:style-name="Standard">destroy() function</text:p>
      <text:p text:style-name="Standard"/>
      <text:p text:style-name="Standard">[show code]</text:p>
      <text:h text:style-name="P13" text:outline-level="1">Modularity in UI</text:h>
      <text:list xml:id="list337614966608277946" text:style-name="L6">
        <text:list-item>
          <text:p text:style-name="P6"><text:span text:style-name="Inline_20_Code"><text:span text:style-name="T34">PageData</text:span></text:span><text:span text:style-name="T34"> object</text:span></text:p>
        </text:list-item>
        <text:list-item>
          <text:p text:style-name="P6"><text:span text:style-name="Inline_20_Code"><text:span text:style-name="T34">&lt;...&gt;Section</text:span></text:span><text:span text:style-name="T34"> object</text:span><text:span text:style-name="T34">s</text:span></text:p>
        </text:list-item>
      </text:list>
      <text:p text:style-name="Standard"/>
      <text:p text:style-name="Standard">[class diagram]</text:p>
      <text:p text:style-name="Standard">[show code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1" svg:font-family="Monospace" style:font-family-generic="roman"/>
    <style:font-face style:name="Courier New" svg:font-family="'Courier New'" style:font-adornments="Regular" style:font-family-generic="modern" style:font-pitch="fixed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akaoPGothic" style:font-size-asian="10.5pt" style:language-asian="ja" style:country-asian="JP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TakaoPGothic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kaoPGothic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line_20_Code" style:display-name="Inline Code" style:family="text">
      <style:text-properties style:font-name="Courier New" style:font-size-asian="10.5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page-layout style:name="Mpm1">
      <style:page-layout-properties fo:page-width="14.801cm" fo:page-height="21.001cm" style:num-format="1" style:print-orientation="portrait" fo:margin-top="1.3cm" fo:margin-bottom="1.499cm" fo:margin-left="1.3cm" fo:margin-right="1.3cm" style:shadow="none" fo:background-color="transparent" style:writing-mode="lr-tb" style:layout-grid-color="#c0c0c0" style:layout-grid-lines="16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z </meta:initial-creator>
    <meta:creation-date>2013-08-31T12:34:50</meta:creation-date>
    <dc:date>2013-09-10T20:27:12</dc:date>
    <dc:creator>Alez </dc:creator>
    <meta:editing-duration>PT3H42M31S</meta:editing-duration>
    <meta:editing-cycles>43</meta:editing-cycles>
    <meta:generator>LibreOffice/4.0.2.2$Linux_X86_64 LibreOffice_project/400m0$Build-2</meta:generator>
    <meta:printed-by>Alez </meta:printed-by>
    <meta:print-date>2013-09-10T19:49:27</meta:print-date>
    <meta:document-statistic meta:table-count="1" meta:image-count="0" meta:object-count="0" meta:page-count="8" meta:paragraph-count="60" meta:word-count="234" meta:character-count="1488" meta:non-whitespace-character-count="1326"/>
  </office:meta>
</office:document-meta>
</file>